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580e4"/>
    </style:style>
    <style:style style:name="P12" style:family="paragraph" style:parent-style-name="Standard">
      <style:paragraph-properties fo:text-align="start" style:justify-single-word="false"/>
      <style:text-properties officeooo:paragraph-rsid="001a08da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21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a08da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c4e99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f4148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22ae99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2ae99" style:font-style-asian="italic" style:font-style-complex="italic"/>
    </style:style>
    <style:style style:name="T8" style:family="text">
      <style:text-properties fo:font-style="italic" officeooo:rsid="001f4148" style:font-style-asian="italic" style:font-style-complex="italic"/>
    </style:style>
    <style:style style:name="T9" style:family="text">
      <style:text-properties officeooo:rsid="001580e4"/>
    </style:style>
    <style:style style:name="T10" style:family="text">
      <style:text-properties officeooo:rsid="0016fae4"/>
    </style:style>
    <style:style style:name="T11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Ubuntu"/>
    </style:style>
    <style:style style:name="T15" style:family="text">
      <style:text-properties fo:color="#000000" style:font-name="Ubuntu" officeooo:rsid="001a08da"/>
    </style:style>
    <style:style style:name="T16" style:family="text">
      <style:text-properties fo:color="#ff9da4"/>
    </style:style>
    <style:style style:name="T17" style:family="text">
      <style:text-properties fo:color="#ff9da4" style:font-name="Droid Sans Mono" fo:font-size="10.5pt" fo:font-weight="normal" fo:background-color="#002451" loext:char-shading-value="0"/>
    </style:style>
    <style:style style:name="T18" style:family="text">
      <style:text-properties fo:color="#d1f1a9"/>
    </style:style>
    <style:style style:name="T19" style:family="text">
      <style:text-properties fo:color="#d1f1a9" style:font-name="Droid Sans Mono" fo:font-size="10.5pt" fo:font-weight="normal" fo:background-color="#002451" loext:char-shading-value="0"/>
    </style:style>
    <style:style style:name="T20" style:family="text">
      <style:text-properties fo:font-style="normal" style:text-underline-style="none" officeooo:rsid="001c4e99" style:font-style-asian="normal" style:font-style-complex="normal"/>
    </style:style>
    <style:style style:name="T21" style:family="text">
      <style:text-properties fo:font-style="normal" style:text-underline-style="none" officeooo:rsid="001cebc8" style:font-style-asian="normal" style:font-style-complex="normal"/>
    </style:style>
    <style:style style:name="T22" style:family="text">
      <style:text-properties officeooo:rsid="001d9ab0"/>
    </style:style>
    <style:style style:name="T23" style:family="text">
      <style:text-properties officeooo:rsid="001f4148"/>
    </style:style>
    <style:style style:name="T24" style:family="text">
      <style:text-properties officeooo:rsid="0022ae99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2376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9"/>
      <text:p text:style-name="P2">1) git clone <text:span text:style-name="T10">&lt;</text:span>adresserepo<text:span text:style-name="T10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0">&lt;</text:span>nombranche<text:span text:style-name="T10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0">4</text:span>) <text:span text:style-name="T9">git branch</text:span></text:p>
      <text:p text:style-name="P2"/>
      <text:p text:style-name="P3">Permet de voir les différentes branches existantes</text:p>
      <text:p text:style-name="P3"/>
      <text:p text:style-name="P11"><text:span text:style-name="T11">5</text:span><text:span text:style-name="T12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1"><text:span text:style-name="T11">6</text:span><text:span text:style-name="T12">) <text:s/></text:span><text:span text:style-name="T11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26"><text:soft-page-break/>12) git checkout – fichier (ou . <text:s/>À la place de fichier pour tous les fichiers)</text:p>
      <text:p text:style-name="P26"/>
      <text:p text:style-name="P26">Annule les modifs faites, reviens à la dernière version où le répertoire était propre</text:p>
      <text:p text:style-name="P26"/>
      <text:p text:style-name="P26">13) git stash</text:p>
      <text:p text:style-name="P26"/>
      <text:p text:style-name="P26">Met les modifs ou erreurs en mémoire et les ignore si on ne les rappelle pas (git stash apply pour récupérer, disparaît au bout de 1 ou 2j)</text:p>
      <text:p text:style-name="P6"/>
      <text:p text:style-name="P6"/>
      <text:p text:style-name="P6"><text:tab/><text:tab/><text:span text:style-name="T2">Machine virtuelle (Ubuntu) :</text:span></text:p>
      <text:p text:style-name="P10"/>
      <text:p text:style-name="P7">Permet de lancer linux dans une fenêtre depuis windows, sans dual boot.</text:p>
      <text:p text:style-name="P10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2"><text:span text:style-name="T13">- Avant d’utiliser « </text:span>sudo apt install build-essential dkms linux-headers-$(uname -r) <text:span text:style-name="T14">», </text:span><text:span text:style-name="T15">faire un « sudo apt update » « sudo apt upgrade » pour que tout soit à jour.</text:span></text:p>
      <text:p text:style-name="P13">Ne pas oublier le « s » de « headers »…</text:p>
      <text:p text:style-name="P13"/>
      <text:p text:style-name="P13"><text:tab/><text:span text:style-name="T3">Bootstrap :</text:span></text:p>
      <text:p text:style-name="P19"/>
      <text:p text:style-name="P14">Ensemble de fichier css, javascript,… préparé à l’avance et utilisable tel quel soit en téléchargeant l’ensemble ou en référençant un lien où ils sont stockés.</text:p>
      <text:p text:style-name="P14"/>
      <text:p text:style-name="P14">1) Version en ligne</text:p>
      <text:p text:style-name="P14"/>
      <text:p text:style-name="P18"><text:span text:style-name="T20">Mettre dans le &lt;head&gt;: - </text:span><text:span text:style-name="T17">&lt;meta name=</text:span><text:span text:style-name="T19">"viewport"</text:span><text:span text:style-name="T17"> content=</text:span><text:span text:style-name="T19">"width=device-width, initial-scale=1, shrink-to-fit=no"</text:span><text:span text:style-name="T17">&gt;</text:span></text:p>
      <text:p text:style-name="P14">=&gt; Fais en sorte que la page s’adapte automatiquement à la taille de l’écran (mobile, ordinateur).</text:p>
      <text:p text:style-name="P14"/>
      <text:p text:style-name="P18"><text:span text:style-name="T20">-</text:span><text:span text:style-name="T17">&lt;link rel=</text:span><text:span text:style-name="T19">"stylesheet"</text:span><text:span text:style-name="T17"> href=</text:span><text:span text:style-name="T19">"https://maxcdn.bootstrapcdn.com/bootstrap/4.0.0/css/bootstrap.min.css"</text:span><text:span text:style-name="T17"> integrity=</text:span><text:span text:style-name="T19">"sha384-Gn5384xqQ1aoWXA+058RXPxPg6fy4IWvTNh0E263XmFcJlSAwiGgFAW/dAiS6JXm"</text:span><text:span text:style-name="T17"> crossorigin=</text:span><text:span text:style-name="T19">"anonymous"</text:span><text:span text:style-name="T17">&gt;</text:span></text:p>
      <text:p text:style-name="P14">=&gt; Permet d’avoir accès aux fichiers css prêts.</text:p>
      <text:p text:style-name="P14"/>
      <text:p text:style-name="P18"><text:span text:style-name="T20">Mettre : - </text:span><text:span text:style-name="T21">dans le &lt;head&gt; : </text:span><text:span text:style-name="T17">&lt;script src=</text:span><text:span text:style-name="T19">"https://maxcdn.bootstrapcdn.com/bootstrap/4.0.0/js/bootstrap.min.js"</text:span><text:span text:style-name="T17"> integrity=</text:span><text:span text:style-name="T19">"sha384-JZR6Spejh4U02d8jOt6vLEHfe/JQGiRRSQQxSfFWpi1MquVdAyjUar5+76PVCmYl"</text:span><text:span text:style-name="T17"> crossorigin=</text:span><text:span text:style-name="T19">"anonymous"</text:span><text:span text:style-name="T17">&gt;&lt;/script&gt;</text:span></text:p>
      <text:p text:style-name="P18"><text:span text:style-name="T20">- </text:span><text:span text:style-name="T21">à la fin du &lt;body&gt; : </text:span><text:span text:style-name="T17">&lt;script src=</text:span><text:span text:style-name="T19">"https://code.jquery.com/jquery-3.2.1.slim.min.js"</text:span><text:span text:style-name="T17"> integrity=</text:span><text:span text:style-name="T19">"sha384-KJ3o2DKtIkvYIK3UENzmM7KCkRr/rE9/Qpg6aAZGJwFDMVNA/GpGFF93hXpG5KkN"</text:span><text:span text:style-name="T17"> crossorigin=</text:span><text:span text:style-name="T19">"anonymous"</text:span><text:span text:style-name="T17">&gt;&lt;/script&gt;</text:span></text:p>
      <text:p text:style-name="P21"><text:soft-page-break/><text:span text:style-name="T16">&lt;script src=</text:span><text:span text:style-name="T18">"https://cdnjs.cloudflare.com/ajax/libs/popper.js/1.12.9/umd/popper.min.js"</text:span><text:span text:style-name="T16"> integrity=</text:span><text:span text:style-name="T18">"sha384-ApNbgh9B+Y1QKtv3Rn7W3mgPxhU9K/ScQsAP7hUibX39j7fakFPskvXusvfa0b4Q"</text:span><text:span text:style-name="T16"> crossorigin=</text:span><text:span text:style-name="T18">"anonymous"</text:span><text:span text:style-name="T16">&gt;&lt;/script&gt;</text:span></text:p>
      <text:p text:style-name="P21"><text:span text:style-name="T16">&lt;script src=</text:span><text:span text:style-name="T18">"https://maxcdn.bootstrapcdn.com/bootstrap/4.0.0/js/bootstrap.min.js"</text:span><text:span text:style-name="T16"> integrity=</text:span><text:span text:style-name="T18">"sha384-JZR6Spejh4U02d8jOt6vLEHfe/JQGiRRSQQxSfFWpi1MquVdAyjUar5+76PVCmYl"</text:span><text:span text:style-name="T16"> crossorigin=</text:span><text:span text:style-name="T18">"anonymous"</text:span><text:span text:style-name="T16">&gt;&lt;/script&gt;</text:span></text:p>
      <text:p text:style-name="P15">=&gt; Permet d’avoir accès au javascript prêt</text:p>
      <text:p text:style-name="P15"/>
      <text:p text:style-name="P15">2) Version téléchargée</text:p>
      <text:p text:style-name="P15"/>
      <text:p text:style-name="P15">Même principe de fonctionnement mais <text:span text:style-name="T22">remplacer les liens par des chemins vers les fichiers.</text:span></text:p>
      <text:p text:style-name="P13"/>
      <text:p text:style-name="P20">(Pourquoi affichage différent? <text:span text:style-name="T24">=&gt; versions ?</text:span>)</text:p>
      <text:p text:style-name="P20"/>
      <text:p text:style-name="P16">Utilisation : Utiliser la doc, copier coller les fonctions dont on a besoin, <text:span text:style-name="T23">mélanger classes pour avoir bon résultat (ex avec testaccordion.html, mélange accordéon/grid)</text:span></text:p>
      <text:p text:style-name="P16"/>
      <text:p text:style-name="P16"><text:span text:style-name="T8"><text:tab/></text:span><text:span text:style-name="T4">NPM/</text:span><text:span text:style-name="T5">NodeJS</text:span><text:span text:style-name="T4"> :</text:span></text:p>
      <text:p text:style-name="P22"/>
      <text:p text:style-name="P17">En installant node js, <text:span text:style-name="T24">npm </text:span>s’installe automoatiquement. Permet d’installer des modules tels que bootstrap, node js, etc. S’utilise comme « sudo apt install… » =&gt; npm install …</text:p>
      <text:p text:style-name="P24">Privilégier installation par invit de cmd quand beaucoup de modules à installer.</text:p>
      <text:p text:style-name="P24"/>
      <text:p text:style-name="P25">NodeJS est un type de serveur JavaScript.</text:p>
      <text:p text:style-name="P24"/>
      <text:p text:style-name="P24"><text:span text:style-name="T7"><text:tab/></text:span><text:span text:style-name="T5">Tomcat :</text:span></text:p>
      <text:p text:style-name="P24"><text:span text:style-name="T5"/></text:p>
      <text:p text:style-name="P25">Un serveur permet de faire le lien entre notre PC et une base de données : on demande au serveur, le serveur demande à BDD, qui renvoie au serv et qui répond à notre requête.</text:p>
      <text:p text:style-name="P25">Un serveur Tomcat est un serveur Java, qui se base sur Apache. </text:p>
      <text:p text:style-name="P25">=&gt; Il faut installer Java (Oracle), puis Apache Tomcat (installe Apache puis Tomcat).</text:p>
      <text:p text:style-name="P25"/>
      <text:p text:style-name="P25"><text:tab/><text:span text:style-name="T1">Yoeman/Gulp :</text:span></text:p>
      <text:p text:style-name="P25"><text:span text:style-name="T1"/></text:p>
      <text:p text:style-name="P25">NPM permettait de télécharger des modules. Yoeman permet d’en lancer, de les initialiser. Quant à gulp, il les déploie, permet de les ??? <text:span text:style-name="T26">(redemander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21T20:13:15.096780519</dc:date>
    <meta:editing-duration>PT1H39M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61" meta:word-count="662" meta:character-count="4779" meta:non-whitespace-character-count="4166"/>
  </office:meta>
</office:document-meta>
</file>